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1" svg:font-family="'Noto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  <style:text-properties officeooo:paragraph-rsid="000c5b5a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paragraph-rsid="000f5671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0f5949" officeooo:paragraph-rsid="000f5949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 style:master-page-name="Standard">
      <style:paragraph-properties style:page-number="auto"/>
      <style:text-properties fo:language="de" fo:country="DE"/>
    </style:style>
    <style:style style:name="P6" style:family="paragraph" style:parent-style-name="List_20_Paragraph" style:list-style-name="WWNum1">
      <style:text-properties fo:language="de" fo:country="DE"/>
    </style:style>
    <style:style style:name="P7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0c5b5a" officeooo:paragraph-rsid="000c5b5a"/>
    </style:style>
    <style:style style:name="P8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0f5671"/>
    </style:style>
    <style:style style:name="P9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0f5949" officeooo:paragraph-rsid="000f5949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rsid="000f5671" officeooo:paragraph-rsid="000f5671"/>
    </style:style>
    <style:style style:name="T1" style:family="text">
      <style:text-properties officeooo:rsid="000f5671"/>
    </style:style>
    <style:style style:name="T2" style:family="text">
      <style:text-properties officeooo:rsid="000c5b5a"/>
    </style:style>
    <style:style style:name="T3" style:family="text">
      <style:text-properties officeooo:rsid="000f5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beitsauftrag 20.11.20</text:p>
      <text:p text:style-name="P4">Recherchiere (im Buch, Internet..) und beantworte die Fragen:</text:p>
      <text:list xml:id="list2432700760" text:style-name="WWNum1">
        <text:list-item>
          <text:p text:style-name="P6">Funktion eines Fototransistors, </text:p>
          <text:p text:style-name="P7">Ein Fototransistor funktioniert wie ein Transistor, nur das der Kollektor/Emitter -strom über die Beleuchtungsstärke anstelle des Basistrom<text:span text:style-name="T1">s</text:span> gesteuert wird.</text:p>
        </text:list-item>
        <text:list-item>
          <text:p text:style-name="P6">wie funktioniert eine Solarzelle; Welche Typen gibt es, welchen Wirkungsgrad haben diese?</text:p>
          <text:p text:style-name="P7">Wie eine Fotodiode, die mit Vorwärtsspannung/ohne Spannung betrieben wird.</text:p>
          <text:p text:style-name="P9">Dickschicht … 18%</text:p>
        </text:list-item>
      </text:list>
      <text:p text:style-name="P3">Dünnschicht … 5-7%</text:p>
      <text:p text:style-name="P3">Galliumarsenid … 41%</text:p>
      <text:list xml:id="list183621766074475" text:continue-numbering="true" text:style-name="WWNum1">
        <text:list-item>
          <text:p text:style-name="P6">wie ist eine Reflex-Lichtschranke aufgebaut, welche Anwendungen gibt es?</text:p>
          <text:p text:style-name="P7">Eine Reflex-Lichtschranke besteht aus einem Laser, einem Reflektor und einem Detektor.</text:p>
        </text:list-item>
      </text:list>
      <text:p text:style-name="P1"><text:span text:style-name="T2">Der Laser schießt auf den Reflektor, und wird zurück zum Detektor reflektiert(laser und </text:span><text:span text:style-name="T1">D</text:span><text:span text:style-name="T2">etek</text:span><text:span text:style-name="T1">t</text:span><text:span text:style-name="T2">or sind im selben </text:span><text:span text:style-name="T1">G</text:span><text:span text:style-name="T2">ehäuse)</text:span></text:p>
      <text:p text:style-name="P10">In Türen von Öffis / Aufzügen, …</text:p>
      <text:p text:style-name="P2"/>
      <text:list xml:id="list183621320100940" text:continue-numbering="true" text:style-name="WWNum1">
        <text:list-item>
          <text:p text:style-name="P6">Wie ist eine Gabel-Lichtschranke aufgebaut, welche Anwendungen gibt es?</text:p>
          <text:p text:style-name="P7">Eine Gabel-Lichtschranke besteht nur aus einem Laser, der direkt auf einen gegenüblerliegenden Detektor ziehlt.</text:p>
        </text:list-item>
      </text:list>
      <text:p text:style-name="P10">zB Messung von Drezahlen von Motoren</text:p>
      <text:p text:style-name="P2"/>
      <text:list xml:id="list183619927569951" text:continue-numbering="true" text:style-name="WWNum1">
        <text:list-item>
          <text:p text:style-name="P6">Was ist ein Inkremental-Drehgeber, wie ist dieser aufgebaut?</text:p>
          <text:p text:style-name="P8"><text:span text:style-name="T1">Ein Inkremental-Drehgeber misst Rotationen. Er wird vorallem mit Schleifkontkakten oder photoelektrisch realisiert. </text:span><text:span text:style-name="T3">Zweiterer besteht aus einer Leuchtdiode und zwei versetzen Photodetektoren. Rotiert nun eine Scheibe zwischen diesen, werden beide Photodetektor nacheinander beleuchtet, was auf die Drehzalen schließen läss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1" svg:font-family="'Noto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AT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AT" style:letter-kerning="false" style:font-name-asian="Calibri1" style:font-size-asian="11pt" style:language-asian="en" style:country-asian="US" style:font-name-complex="Noto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4</meta:editing-cycles>
    <meta:creation-date>2020-11-20T06:47:00</meta:creation-date>
    <dc:date>2021-01-01T18:36:19.408219578</dc:date>
    <meta:editing-duration>PT11M17S</meta:editing-duration>
    <meta:generator>LibreOffice/7.0.3.1$Linux_X86_64 LibreOffice_project/00$Build-1</meta:generator>
    <meta:document-statistic meta:table-count="0" meta:image-count="0" meta:object-count="0" meta:page-count="1" meta:paragraph-count="18" meta:word-count="187" meta:character-count="1407" meta:non-whitespace-character-count="12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